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6e6fe8" officeooo:paragraph-rsid="006e6fe8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fb1f8" officeooo:paragraph-rsid="006fb1f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e5b18" officeooo:paragraph-rsid="006e5b18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e5b18" officeooo:paragraph-rsid="006e5b18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43b20" officeooo:paragraph-rsid="00743b20" style:font-size-asian="11pt" style:font-name-complex="Arial" style:font-size-complex="11pt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6ca572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715dc5" style:font-style-asian="normal" style:font-style-complex="normal"/>
    </style:style>
    <style:style style:name="T5" style:family="text">
      <style:text-properties fo:font-style="normal" officeooo:rsid="00731c69" style:font-style-asian="normal" style:font-style-complex="normal"/>
    </style:style>
    <style:style style:name="T6" style:family="text">
      <style:text-properties fo:font-style="normal" officeooo:rsid="0078f81c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ecf8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8f877"/>
    </style:style>
    <style:style style:name="T11" style:family="text">
      <style:text-properties officeooo:rsid="005a175d"/>
    </style:style>
    <style:style style:name="T12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weight="bold" officeooo:rsid="00791aa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7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8" style:family="text">
      <style:text-properties officeooo:rsid="005d01c8"/>
    </style:style>
    <style:style style:name="T19" style:family="text">
      <style:text-properties officeooo:rsid="006c6d6c"/>
    </style:style>
    <style:style style:name="T20" style:family="text">
      <style:text-properties officeooo:rsid="006b7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73122140704">
          <table:table-cell table:style-name="Table1.A1" office:value-type="string">
            <text:p text:style-name="P32">La dernière fois </text:p>
          </table:table-cell>
          <table:table-cell table:style-name="Table1.A1" office:value-type="string">
            <text:p text:style-name="P33"><text:span text:style-name="T8">P</text:span><text:span text:style-name="T7">our aujourd’hui :</text:span></text:p>
          </table:table-cell>
          <table:table-cell table:style-name="Table1.C1" office:value-type="string">
            <text:p text:style-name="P31">suivi : </text:p>
          </table:table-cell>
        </table:table-row>
        <table:table-row table:style-name="TableLine93973149985280">
          <table:table-cell table:style-name="Table1.A2" office:value-type="string">
            <text:p text:style-name="P29">- finit l'activité 2</text:p>
            <text:p text:style-name="P29">- corrigé l'exercice 3</text:p>
            <text:p text:style-name="P29">- commencé la partie une de l'activité 3</text:p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8"/>
          </table:table-cell>
        </table:table-row>
      </table:table>
      <text:p text:style-name="P30"/>
      <text:p text:style-name="P15"><text:span text:style-name="T20">26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15">Séance </text:span><text:span text:style-name="T16">_</text:span><text:span text:style-name="T15">: </text:span><text:span text:style-name="T17">Fiche de préparation</text:span><text:span text:style-name="T13"> <text:s/></text:span></text:p>
            <text:p text:style-name="P17"><text:span text:style-name="T13">c</text:span><text:span text:style-name="T12">lasse : <text:s/></text:span><text:span text:style-name="T14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<text:span text:style-name="T9">Rappel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5">Continuer et finir l'activité 3</text:p>
          </table:table-cell>
          <table:table-cell table:style-name="Tableau1.B4" office:value-type="string">
            <text:p text:style-name="P21">Prep act3, modèle moléculair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4" office:value-type="string">
            <text:p text:style-name="P26">Exercice 4 ? 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3">Brainstorming</text:p>
          </table:table-cell>
          <table:table-cell table:style-name="Tableau1.B4" office:value-type="string">
            <text:p text:style-name="P20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8">+ matériel + tables</text:span>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3"><text:span text:style-name="T2">Pour la prochaine fois </text:span><text:span text:style-name="T3">: </text:span><text:span text:style-name="T4">évaluation </text:span><text:span text:style-name="T5">chapitre 4, </text:span><text:span text:style-name="T6">simulation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73195959952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9">T</text:span>ravail <text:span text:style-name="T19">non fait</text:span></text:p>
          </table:table-cell>
          <table:table-cell table:style-name="Tableau2.A1" office:value-type="string">
            <text:p text:style-name="P19"><text:span text:style-name="T19">T</text:span>ravail <text:span text:style-name="T19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49S</meta:editing-duration>
    <meta:editing-cycles>24</meta:editing-cycles>
    <meta:generator>LibreOffice/7.0.4.2$Linux_X86_64 LibreOffice_project/00$Build-2</meta:generator>
    <meta:creation-date>2021-02-04T16:16:38.289524303</meta:creation-date>
    <meta:initial-creator>J Cercy</meta:initial-creator>
    <dc:date>2021-03-26T01:16:56.455523347</dc:date>
    <dc:creator>J Cercy</dc:creator>
    <meta:document-statistic meta:table-count="3" meta:image-count="0" meta:object-count="0" meta:page-count="1" meta:paragraph-count="25" meta:word-count="75" meta:character-count="446" meta:non-whitespace-character-count="389"/>
    <meta:template xlink:type="simple" xlink:actuate="onRequest" xlink:title="fiche_de_prep_type" xlink:href="../fiche_de_prep_type.ott" meta:date="2021-02-04T16:16:36.866451548"/>
  </office:meta>
</office:document-meta>
</file>